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2.7cm" svg:x="9.1cm" svg:y="3.1cm">
          <text:p text:style-name="P1">Rser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2cm" svg:height="2.8cm" svg:x="9cm" svg:y="8.7cm">
          <text:p text:style-name="P1">FastR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3cm" svg:x="8.9cm" svg:y="14.1cm">
          <text:p text:style-name="P1">Apac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cm" svg:height="2.3cm" svg:x="8.6cm" svg:y="20.6cm">
          <text:p text:style-name="P1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1.8cm" svg:x="10.8cm" svg:y="1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cm" svg:height="2.2cm" svg:x="10.9cm" svg:y="6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cm" svg:height="2.6cm" svg:x="9.6cm" svg:y="1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8cm" svg:height="2.7cm" svg:x="11.7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4.6cm" svg:height="2.8cm" svg:x="8.7cm" svg:y="25.1cm">
          <text:p text:style-name="P1">SVG 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6cm" svg:height="1.7cm" svg:x="10.8cm" svg:y="23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layer="layout" svg:width="5cm" svg:height="1.2cm" svg:x="12.2cm" svg:y="23.5cm">
          <draw:text-box>
            <text:p>DOM Manipulation</text:p>
          </draw:text-box>
        </draw:frame>
        <draw:frame draw:style-name="gr4" draw:layer="layout" svg:width="5.3cm" svg:height="4.211cm" svg:x="13.6cm" svg:y="17.7cm">
          <draw:text-box>
            <text:p>AJAX Send/Receive via GET parameters</text:p>
            <text:p/>
            <text:p>Parse with DOMParser</text:p>
          </draw:text-box>
        </draw:frame>
        <draw:frame draw:style-name="gr5" draw:layer="layout" svg:width="2.9cm" svg:height="1.3cm" svg:x="12.3cm" svg:y="12.1cm">
          <draw:text-box>
            <text:p>CGI</text:p>
          </draw:text-box>
        </draw:frame>
        <draw:frame draw:style-name="gr3" draw:layer="layout" svg:width="2.7cm" svg:height="1.2cm" svg:x="12.4cm" svg:y="6.6cm">
          <draw:text-box>
            <text:p>TC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otter</meta:initial-creator>
    <meta:creation-date>2012-07-30T23:10:10</meta:creation-date>
    <dc:date>2012-07-30T23:16:41</dc:date>
    <dc:creator>Simon Potter</dc:creator>
    <meta:editing-duration>P0D</meta:editing-duration>
    <meta:editing-cycles>1</meta:editing-cycles>
    <meta:document-statistic meta:object-count="14"/>
    <meta:generator>LibreOffice/3.5$Linux_X86_64 LibreOffice_project/350m1$Build-2</meta:generator>
  </office:meta>
</office:document-meta>
</file>